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46fd"/>
    </style:style>
    <style:style style:name="T1" style:family="text">
      <style:text-properties officeooo:rsid="00054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funzionali</text:h>
      <text:p text:style-name="P1"><text:span text:style-name="T1">Lista dei requisiti funzionali del sistema preferibilmente suddivisi per At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9:43</meta:creation-date>
    <dc:date>2012-10-16T22:04:26.42</dc:date>
    <meta:editing-duration>P0D</meta:editing-duration>
    <meta:editing-cycles>2</meta:editing-cycles>
    <meta:document-statistic meta:table-count="0" meta:image-count="0" meta:object-count="0" meta:page-count="1" meta:paragraph-count="2" meta:word-count="12" meta:character-count="99" meta:non-whitespace-character-count="89"/>
  </office:meta>
</office:document-meta>
</file>